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2cm" fo:padding-bottom="0.162cm" fo:padding-left="0.287cm" fo:padding-right="0.28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8cm" svg:height="0.635cm" svg:x="3.775cm" svg:y="1.635cm">
          <text:p text:style-name="P1">35 96 57 28 79 41 62 13 84</text:p>
          <draw:enhanced-geometry svg:viewBox="0 0 21600 21600" draw:type="rectangle" draw:enhanced-path="M 0 0 L 21600 0 21600 21600 0 21600 0 0 Z N"/>
        </draw:custom-shape>
        <draw:frame draw:style-name="gr2" draw:layer="layout" svg:width="3.175cm" svg:height="0.725cm" svg:x="1cm" svg:y="1.645cm">
          <draw:text-box>
            <text:p>QS(A, 1, 9)</text:p>
          </draw:text-box>
        </draw:frame>
        <draw:custom-shape draw:style-name="gr1" draw:text-style-name="P1" draw:layer="layout" svg:width="5.48cm" svg:height="0.635cm" svg:x="3.775cm" svg:y="3.005cm">
          <text:p text:style-name="P1">35 96 57 28 79 41 62 13 84</text:p>
          <draw:enhanced-geometry svg:viewBox="0 0 21600 21600" draw:type="rectangle" draw:enhanced-path="M 0 0 L 21600 0 21600 21600 0 21600 0 0 Z N"/>
        </draw:custom-shape>
        <draw:frame draw:style-name="gr2" draw:layer="layout" svg:width="0.635cm" svg:height="0.725cm" svg:x="8.592cm" svg:y="2.398cm">
          <draw:text-box>
            <text:p>r</text:p>
          </draw:text-box>
        </draw:frame>
        <draw:frame draw:style-name="gr2" draw:layer="layout" svg:width="0.635cm" svg:height="0.725cm" svg:x="3.175cm" svg:y="2.398cm">
          <draw:text-box>
            <text:p>i</text:p>
          </draw:text-box>
        </draw:frame>
        <draw:frame draw:style-name="gr2" draw:layer="layout" svg:width="1.07cm" svg:height="0.725cm" svg:x="3.612cm" svg:y="2.37cm">
          <draw:text-box>
            <text:p>p,j</text:p>
          </draw:text-box>
        </draw:frame>
        <draw:custom-shape draw:style-name="gr1" draw:text-style-name="P1" draw:layer="layout" svg:width="5.48cm" svg:height="0.635cm" svg:x="3.775cm" svg:y="4.61cm">
          <text:p text:style-name="P1">35 96 57 28 79 41 62 13 84</text:p>
          <draw:enhanced-geometry svg:viewBox="0 0 21600 21600" draw:type="rectangle" draw:enhanced-path="M 0 0 L 21600 0 21600 21600 0 21600 0 0 Z N"/>
        </draw:custom-shape>
        <draw:frame draw:style-name="gr2" draw:layer="layout" svg:width="0.635cm" svg:height="0.725cm" svg:x="8.608cm" svg:y="4.003cm">
          <draw:text-box>
            <text:p>r</text:p>
          </draw:text-box>
        </draw:frame>
        <draw:frame draw:style-name="gr2" draw:layer="layout" svg:width="0.635cm" svg:height="0.725cm" svg:x="4.417cm" svg:y="3.961cm">
          <draw:text-box>
            <text:p>j</text:p>
          </draw:text-box>
        </draw:frame>
        <draw:frame draw:style-name="gr2" draw:layer="layout" svg:width="1.17cm" svg:height="0.725cm" svg:x="3.612cm" svg:y="3.975cm">
          <draw:text-box>
            <text:p>p,i</text:p>
          </draw:text-box>
        </draw:frame>
        <draw:line draw:style-name="gr3" draw:text-style-name="P1" draw:layer="measurelines" svg:x1="4.453cm" svg:y1="4.31cm" svg:x2="4.453cm" svg:y2="5.58cm">
          <text:p/>
        </draw:line>
        <draw:line draw:style-name="gr3" draw:text-style-name="P1" draw:layer="measurelines" svg:x1="3.786cm" svg:y1="2.668cm" svg:x2="3.786cm" svg:y2="3.938cm">
          <text:p/>
        </draw:line>
        <draw:line draw:style-name="gr3" draw:text-style-name="P1" draw:layer="measurelines" svg:x1="3.786cm" svg:y1="4.302cm" svg:x2="3.786cm" svg:y2="5.572cm">
          <text:p/>
        </draw:line>
        <draw:line draw:style-name="gr3" draw:text-style-name="P1" draw:layer="measurelines" svg:x1="8.592cm" svg:y1="2.687cm" svg:x2="8.592cm" svg:y2="3.957cm">
          <text:p/>
        </draw:line>
        <draw:line draw:style-name="gr3" draw:text-style-name="P1" draw:layer="measurelines" svg:x1="8.593cm" svg:y1="4.293cm" svg:x2="8.593cm" svg:y2="5.563cm">
          <text:p/>
        </draw:line>
        <draw:custom-shape draw:style-name="gr1" draw:text-style-name="P1" draw:layer="measurelines" svg:width="5.48cm" svg:height="0.635cm" svg:x="3.775cm" svg:y="6.229cm">
          <text:p text:style-name="P1">35 96 57 28 79 41 62 13 84</text:p>
          <draw:enhanced-geometry svg:viewBox="0 0 21600 21600" draw:type="rectangle" draw:enhanced-path="M 0 0 L 21600 0 21600 21600 0 21600 0 0 Z N"/>
        </draw:custom-shape>
        <draw:frame draw:style-name="gr2" draw:layer="measurelines" svg:width="0.635cm" svg:height="0.725cm" svg:x="8.608cm" svg:y="5.622cm">
          <draw:text-box>
            <text:p>r</text:p>
          </draw:text-box>
        </draw:frame>
        <draw:frame draw:style-name="gr2" draw:layer="measurelines" svg:width="0.635cm" svg:height="0.725cm" svg:x="5.067cm" svg:y="5.58cm">
          <draw:text-box>
            <text:p>j</text:p>
          </draw:text-box>
        </draw:frame>
        <draw:frame draw:style-name="gr2" draw:layer="measurelines" svg:width="1.17cm" svg:height="0.725cm" svg:x="3.612cm" svg:y="5.594cm">
          <draw:text-box>
            <text:p>p,i</text:p>
          </draw:text-box>
        </draw:frame>
        <draw:line draw:style-name="gr3" draw:text-style-name="P1" draw:layer="measurelines" svg:x1="4.453cm" svg:y1="5.929cm" svg:x2="4.453cm" svg:y2="7.199cm">
          <text:p/>
        </draw:line>
        <draw:line draw:style-name="gr3" draw:text-style-name="P1" draw:layer="measurelines" svg:x1="3.786cm" svg:y1="5.921cm" svg:x2="3.786cm" svg:y2="7.191cm">
          <text:p/>
        </draw:line>
        <draw:line draw:style-name="gr3" draw:text-style-name="P1" draw:layer="measurelines" svg:x1="8.593cm" svg:y1="5.912cm" svg:x2="8.593cm" svg:y2="7.182cm">
          <text:p/>
        </draw:line>
        <draw:line draw:style-name="gr3" draw:text-style-name="P1" draw:layer="measurelines" svg:x1="5.04cm" svg:y1="5.91cm" svg:x2="5.04cm" svg:y2="7.18cm">
          <text:p/>
        </draw:line>
        <draw:custom-shape draw:style-name="gr1" draw:text-style-name="P1" draw:layer="measurelines" svg:width="5.48cm" svg:height="0.635cm" svg:x="3.775cm" svg:y="7.834cm">
          <text:p text:style-name="P1">35 57 96 28 79 41 62 13 84</text:p>
          <draw:enhanced-geometry svg:viewBox="0 0 21600 21600" draw:type="rectangle" draw:enhanced-path="M 0 0 L 21600 0 21600 21600 0 21600 0 0 Z N"/>
        </draw:custom-shape>
        <draw:frame draw:style-name="gr2" draw:layer="measurelines" svg:width="0.635cm" svg:height="0.725cm" svg:x="8.608cm" svg:y="7.227cm">
          <draw:text-box>
            <text:p>r</text:p>
          </draw:text-box>
        </draw:frame>
        <draw:frame draw:style-name="gr2" draw:layer="measurelines" svg:width="0.635cm" svg:height="0.725cm" svg:x="5.667cm" svg:y="7.185cm">
          <draw:text-box>
            <text:p>j</text:p>
          </draw:text-box>
        </draw:frame>
        <draw:frame draw:style-name="gr2" draw:layer="measurelines" svg:width="1.086cm" svg:height="0.725cm" svg:x="3.794cm" svg:y="7.171cm">
          <draw:text-box>
            <text:p>p</text:p>
          </draw:text-box>
        </draw:frame>
        <draw:line draw:style-name="gr3" draw:text-style-name="P1" draw:layer="measurelines" svg:x1="5.635cm" svg:y1="7.534cm" svg:x2="5.635cm" svg:y2="8.804cm">
          <text:p/>
        </draw:line>
        <draw:line draw:style-name="gr3" draw:text-style-name="P1" draw:layer="measurelines" svg:x1="3.786cm" svg:y1="7.526cm" svg:x2="3.786cm" svg:y2="8.796cm">
          <text:p/>
        </draw:line>
        <draw:line draw:style-name="gr3" draw:text-style-name="P1" draw:layer="measurelines" svg:x1="8.593cm" svg:y1="7.517cm" svg:x2="8.593cm" svg:y2="8.787cm">
          <text:p/>
        </draw:line>
        <draw:line draw:style-name="gr3" draw:text-style-name="P1" draw:layer="measurelines" svg:x1="5.04cm" svg:y1="7.515cm" svg:x2="5.04cm" svg:y2="8.785cm">
          <text:p/>
        </draw:line>
        <draw:frame draw:style-name="gr2" draw:layer="measurelines" svg:width="0.635cm" svg:height="0.725cm" svg:x="4.375cm" svg:y="7.185cm">
          <draw:text-box>
            <text:p>i</text:p>
          </draw:text-box>
        </draw:frame>
        <draw:custom-shape draw:style-name="gr1" draw:text-style-name="P1" draw:layer="measurelines" svg:width="5.48cm" svg:height="0.635cm" svg:x="3.775cm" svg:y="9.397cm">
          <text:p text:style-name="P1">35 57 28 96 79 41 62 13 84</text:p>
          <draw:enhanced-geometry svg:viewBox="0 0 21600 21600" draw:type="rectangle" draw:enhanced-path="M 0 0 L 21600 0 21600 21600 0 21600 0 0 Z N"/>
        </draw:custom-shape>
        <draw:frame draw:style-name="gr2" draw:layer="measurelines" svg:width="0.635cm" svg:height="0.725cm" svg:x="8.608cm" svg:y="8.79cm">
          <draw:text-box>
            <text:p>r</text:p>
          </draw:text-box>
        </draw:frame>
        <draw:frame draw:style-name="gr2" draw:layer="measurelines" svg:width="0.635cm" svg:height="0.725cm" svg:x="6.241cm" svg:y="8.748cm">
          <draw:text-box>
            <text:p>j</text:p>
          </draw:text-box>
        </draw:frame>
        <draw:frame draw:style-name="gr2" draw:layer="measurelines" svg:width="1.086cm" svg:height="0.725cm" svg:x="3.794cm" svg:y="8.734cm">
          <draw:text-box>
            <text:p>p</text:p>
          </draw:text-box>
        </draw:frame>
        <draw:line draw:style-name="gr3" draw:text-style-name="P1" draw:layer="measurelines" svg:x1="6.237cm" svg:y1="9.097cm" svg:x2="6.237cm" svg:y2="10.367cm">
          <text:p/>
        </draw:line>
        <draw:line draw:style-name="gr3" draw:text-style-name="P1" draw:layer="measurelines" svg:x1="3.786cm" svg:y1="9.089cm" svg:x2="3.786cm" svg:y2="10.359cm">
          <text:p/>
        </draw:line>
        <draw:line draw:style-name="gr3" draw:text-style-name="P1" draw:layer="measurelines" svg:x1="8.593cm" svg:y1="9.08cm" svg:x2="8.593cm" svg:y2="10.35cm">
          <text:p/>
        </draw:line>
        <draw:line draw:style-name="gr3" draw:text-style-name="P1" draw:layer="measurelines" svg:x1="5.628cm" svg:y1="9.078cm" svg:x2="5.628cm" svg:y2="10.348cm">
          <text:p/>
        </draw:line>
        <draw:frame draw:style-name="gr2" draw:layer="measurelines" svg:width="0.635cm" svg:height="0.725cm" svg:x="4.991cm" svg:y="8.762cm">
          <draw:text-box>
            <text:p>i</text:p>
          </draw:text-box>
        </draw:frame>
        <draw:custom-shape draw:style-name="gr1" draw:text-style-name="P1" draw:layer="measurelines" svg:width="5.48cm" svg:height="0.635cm" svg:x="3.775cm" svg:y="10.95cm">
          <text:p text:style-name="P1">35 57 28 79 96 41 62 13 84</text:p>
          <draw:enhanced-geometry svg:viewBox="0 0 21600 21600" draw:type="rectangle" draw:enhanced-path="M 0 0 L 21600 0 21600 21600 0 21600 0 0 Z N"/>
        </draw:custom-shape>
        <draw:frame draw:style-name="gr2" draw:layer="measurelines" svg:width="0.635cm" svg:height="0.725cm" svg:x="8.608cm" svg:y="10.343cm">
          <draw:text-box>
            <text:p>r</text:p>
          </draw:text-box>
        </draw:frame>
        <draw:frame draw:style-name="gr2" draw:layer="measurelines" svg:width="0.635cm" svg:height="0.725cm" svg:x="6.827cm" svg:y="10.301cm">
          <draw:text-box>
            <text:p>j</text:p>
          </draw:text-box>
        </draw:frame>
        <draw:frame draw:style-name="gr2" draw:layer="measurelines" svg:width="1.086cm" svg:height="0.725cm" svg:x="3.794cm" svg:y="10.287cm">
          <draw:text-box>
            <text:p>p</text:p>
          </draw:text-box>
        </draw:frame>
        <draw:line draw:style-name="gr3" draw:text-style-name="P1" draw:layer="measurelines" svg:x1="6.823cm" svg:y1="10.65cm" svg:x2="6.823cm" svg:y2="11.92cm">
          <text:p/>
        </draw:line>
        <draw:line draw:style-name="gr3" draw:text-style-name="P1" draw:layer="measurelines" svg:x1="3.786cm" svg:y1="10.642cm" svg:x2="3.786cm" svg:y2="11.912cm">
          <text:p/>
        </draw:line>
        <draw:line draw:style-name="gr3" draw:text-style-name="P1" draw:layer="measurelines" svg:x1="8.593cm" svg:y1="10.633cm" svg:x2="8.593cm" svg:y2="11.903cm">
          <text:p/>
        </draw:line>
        <draw:line draw:style-name="gr3" draw:text-style-name="P1" draw:layer="measurelines" svg:x1="6.214cm" svg:y1="10.631cm" svg:x2="6.214cm" svg:y2="11.901cm">
          <text:p/>
        </draw:line>
        <draw:frame draw:style-name="gr2" draw:layer="measurelines" svg:width="0.635cm" svg:height="0.725cm" svg:x="5.577cm" svg:y="10.315cm">
          <draw:text-box>
            <text:p>i</text:p>
          </draw:text-box>
        </draw:frame>
        <draw:custom-shape draw:style-name="gr1" draw:text-style-name="P1" draw:layer="measurelines" svg:width="5.48cm" svg:height="0.635cm" svg:x="3.775cm" svg:y="12.472cm">
          <text:p text:style-name="P1">35 57 28 79 41 96 62 13 84</text:p>
          <draw:enhanced-geometry svg:viewBox="0 0 21600 21600" draw:type="rectangle" draw:enhanced-path="M 0 0 L 21600 0 21600 21600 0 21600 0 0 Z N"/>
        </draw:custom-shape>
        <draw:frame draw:style-name="gr2" draw:layer="measurelines" svg:width="0.635cm" svg:height="0.725cm" svg:x="8.608cm" svg:y="11.865cm">
          <draw:text-box>
            <text:p>r</text:p>
          </draw:text-box>
        </draw:frame>
        <draw:frame draw:style-name="gr2" draw:layer="measurelines" svg:width="0.635cm" svg:height="0.725cm" svg:x="7.413cm" svg:y="11.823cm">
          <draw:text-box>
            <text:p>j</text:p>
          </draw:text-box>
        </draw:frame>
        <draw:frame draw:style-name="gr2" draw:layer="measurelines" svg:width="1.086cm" svg:height="0.725cm" svg:x="3.794cm" svg:y="11.809cm">
          <draw:text-box>
            <text:p>p</text:p>
          </draw:text-box>
        </draw:frame>
        <draw:line draw:style-name="gr3" draw:text-style-name="P1" draw:layer="measurelines" svg:x1="7.409cm" svg:y1="12.172cm" svg:x2="7.409cm" svg:y2="13.442cm">
          <text:p/>
        </draw:line>
        <draw:line draw:style-name="gr3" draw:text-style-name="P1" draw:layer="measurelines" svg:x1="3.786cm" svg:y1="12.164cm" svg:x2="3.786cm" svg:y2="13.434cm">
          <text:p/>
        </draw:line>
        <draw:line draw:style-name="gr3" draw:text-style-name="P1" draw:layer="measurelines" svg:x1="8.593cm" svg:y1="12.155cm" svg:x2="8.593cm" svg:y2="13.425cm">
          <text:p/>
        </draw:line>
        <draw:line draw:style-name="gr3" draw:text-style-name="P1" draw:layer="measurelines" svg:x1="6.8cm" svg:y1="12.153cm" svg:x2="6.8cm" svg:y2="13.423cm">
          <text:p/>
        </draw:line>
        <draw:frame draw:style-name="gr2" draw:layer="measurelines" svg:width="0.635cm" svg:height="0.725cm" svg:x="6.163cm" svg:y="11.837cm">
          <draw:text-box>
            <text:p>i</text:p>
          </draw:text-box>
        </draw:frame>
        <draw:custom-shape draw:style-name="gr1" draw:text-style-name="P1" draw:layer="measurelines" svg:width="5.48cm" svg:height="0.635cm" svg:x="3.775cm" svg:y="14cm">
          <text:p text:style-name="P1">35 57 28 79 41 62 96 13 84</text:p>
          <draw:enhanced-geometry svg:viewBox="0 0 21600 21600" draw:type="rectangle" draw:enhanced-path="M 0 0 L 21600 0 21600 21600 0 21600 0 0 Z N"/>
        </draw:custom-shape>
        <draw:frame draw:style-name="gr2" draw:layer="measurelines" svg:width="0.635cm" svg:height="0.725cm" svg:x="8.608cm" svg:y="13.393cm">
          <draw:text-box>
            <text:p>r</text:p>
          </draw:text-box>
        </draw:frame>
        <draw:frame draw:style-name="gr2" draw:layer="measurelines" svg:width="0.635cm" svg:height="0.725cm" svg:x="8.015cm" svg:y="13.351cm">
          <draw:text-box>
            <text:p>j</text:p>
          </draw:text-box>
        </draw:frame>
        <draw:line draw:style-name="gr3" draw:text-style-name="P1" draw:layer="measurelines" svg:x1="8.011cm" svg:y1="13.7cm" svg:x2="8.011cm" svg:y2="14.97cm">
          <text:p/>
        </draw:line>
        <draw:line draw:style-name="gr3" draw:text-style-name="P1" draw:layer="measurelines" svg:x1="3.786cm" svg:y1="13.692cm" svg:x2="3.786cm" svg:y2="14.962cm">
          <text:p/>
        </draw:line>
        <draw:line draw:style-name="gr3" draw:text-style-name="P1" draw:layer="measurelines" svg:x1="8.593cm" svg:y1="13.683cm" svg:x2="8.593cm" svg:y2="14.953cm">
          <text:p/>
        </draw:line>
        <draw:line draw:style-name="gr3" draw:text-style-name="P1" draw:layer="measurelines" svg:x1="7.402cm" svg:y1="13.681cm" svg:x2="7.402cm" svg:y2="14.951cm">
          <text:p/>
        </draw:line>
        <draw:frame draw:style-name="gr2" draw:layer="measurelines" svg:width="0.635cm" svg:height="0.725cm" svg:x="6.765cm" svg:y="13.365cm">
          <draw:text-box>
            <text:p>i</text:p>
          </draw:text-box>
        </draw:frame>
        <draw:custom-shape draw:style-name="gr1" draw:text-style-name="P1" draw:layer="measurelines" svg:width="5.48cm" svg:height="0.635cm" svg:x="3.775cm" svg:y="15.549cm">
          <text:p text:style-name="P1">35 57 28 79 41 62 13 96 84</text:p>
          <draw:enhanced-geometry svg:viewBox="0 0 21600 21600" draw:type="rectangle" draw:enhanced-path="M 0 0 L 21600 0 21600 21600 0 21600 0 0 Z N"/>
        </draw:custom-shape>
        <draw:frame draw:style-name="gr2" draw:layer="measurelines" svg:width="0.635cm" svg:height="0.725cm" svg:x="8.608cm" svg:y="14.942cm">
          <draw:text-box>
            <text:p>r</text:p>
          </draw:text-box>
        </draw:frame>
        <draw:line draw:style-name="gr3" draw:text-style-name="P1" draw:layer="measurelines" svg:x1="3.786cm" svg:y1="15.241cm" svg:x2="3.786cm" svg:y2="16.511cm">
          <text:p/>
        </draw:line>
        <draw:line draw:style-name="gr3" draw:text-style-name="P1" draw:layer="measurelines" svg:x1="8.593cm" svg:y1="15.232cm" svg:x2="8.593cm" svg:y2="16.502cm">
          <text:p/>
        </draw:line>
        <draw:line draw:style-name="gr3" draw:text-style-name="P1" draw:layer="measurelines" svg:x1="7.99cm" svg:y1="15.23cm" svg:x2="7.99cm" svg:y2="16.5cm">
          <text:p/>
        </draw:line>
        <draw:frame draw:style-name="gr2" draw:layer="measurelines" svg:width="0.635cm" svg:height="0.725cm" svg:x="7.353cm" svg:y="14.914cm">
          <draw:text-box>
            <text:p>i</text:p>
          </draw:text-box>
        </draw:frame>
        <draw:custom-shape draw:style-name="gr1" draw:text-style-name="P1" draw:layer="measurelines" svg:width="5.48cm" svg:height="0.635cm" svg:x="3.775cm" svg:y="17.099cm">
          <text:p text:style-name="P1">35 57 28 79 41 62 13 84 96</text:p>
          <draw:enhanced-geometry svg:viewBox="0 0 21600 21600" draw:type="rectangle" draw:enhanced-path="M 0 0 L 21600 0 21600 21600 0 21600 0 0 Z N"/>
        </draw:custom-shape>
        <draw:frame draw:style-name="gr2" draw:layer="measurelines" svg:width="0.635cm" svg:height="0.725cm" svg:x="8.608cm" svg:y="16.492cm">
          <draw:text-box>
            <text:p>r</text:p>
          </draw:text-box>
        </draw:frame>
        <draw:line draw:style-name="gr3" draw:text-style-name="P1" draw:layer="measurelines" svg:x1="3.786cm" svg:y1="16.791cm" svg:x2="3.786cm" svg:y2="18.061cm">
          <text:p/>
        </draw:line>
        <draw:line draw:style-name="gr3" draw:text-style-name="P1" draw:layer="measurelines" svg:x1="9.237cm" svg:y1="16.782cm" svg:x2="9.237cm" svg:y2="18.052cm">
          <text:p/>
        </draw:line>
        <draw:line draw:style-name="gr3" draw:text-style-name="P1" draw:layer="measurelines" svg:x1="7.99cm" svg:y1="16.78cm" svg:x2="7.99cm" svg:y2="18.05cm">
          <text:p/>
        </draw:line>
        <draw:frame draw:style-name="gr2" draw:layer="measurelines" svg:width="0.635cm" svg:height="0.725cm" svg:x="7.353cm" svg:y="16.464cm">
          <draw:text-box>
            <text:p>i</text:p>
          </draw:text-box>
        </draw:frame>
        <draw:line draw:style-name="gr3" draw:text-style-name="P1" draw:layer="measurelines" svg:x1="8.578cm" svg:y1="16.791cm" svg:x2="8.578cm" svg:y2="18.0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355e00" draw:fill-gradient-name="Gradient_20_7" draw:fill-hatch-name="Hatch_20_1" draw:fill-image-name="Bitmape_20_1" draw:opacity="2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us Kleemans</meta:initial-creator>
    <meta:creation-date>2011-03-12T14:49:20</meta:creation-date>
    <dc:date>2011-03-14T21:01:25</dc:date>
    <dc:creator>Adrianus Kleemans</dc:creator>
    <meta:editing-duration>PT02H04M44S</meta:editing-duration>
    <meta:editing-cycles>5</meta:editing-cycles>
    <meta:generator>OpenOffice.org/3.2$Linux OpenOffice.org_project/320m19$Build-9505</meta:generator>
    <meta:document-statistic meta:object-count="80"/>
  </office:meta>
</office:document-meta>
</file>